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adornments="Gras" style:font-family-generic="swiss" style:font-pitch="variable"/>
    <style:font-face style:name="DejaVu Sans2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Italique" style:font-family-generic="swiss" style:font-pitch="variable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 Sans1" svg:font-family="'Open Sans'" style:font-family-generic="swiss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  <style:font-face style:name="monospace" svg:font-family="monospace, monospac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3.007cm" style:rel-column-width="1705*"/>
    </style:style>
    <style:style style:name="Tableau7.B" style:family="table-column">
      <style:table-column-properties style:column-width="3.103cm" style:rel-column-width="1759*"/>
    </style:style>
    <style:style style:name="Tableau7.C" style:family="table-column">
      <style:table-column-properties style:column-width="8.565cm" style:rel-column-width="4856*"/>
    </style:style>
    <style:style style:name="Tableau7.D" style:family="table-column">
      <style:table-column-properties style:column-width="2.739cm" style:rel-column-width="1553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Standard">
      <style:text-properties officeooo:paragraph-rsid="00242b3f"/>
    </style:style>
    <style:style style:name="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7" style:family="paragraph" style:parent-style-name="Balise">
      <style:text-properties style:use-window-font-color="true" loext:opacity="0%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au_20_entête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2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text-properties officeooo:rsid="003dcc4a" officeooo:paragraph-rsid="003dcc4a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2" style:family="paragraph" style:parent-style-name="Code">
      <style:text-properties style:font-name="DejaVu Sans" fo:font-size="10pt" style:font-size-asian="10pt" style:font-size-complex="10pt"/>
    </style:style>
    <style:style style:name="P33" style:family="paragraph" style:parent-style-name="Text_20_body">
      <style:text-properties fo:language="fr" fo:country="FR"/>
    </style:style>
    <style:style style:name="P34" style:family="paragraph" style:parent-style-name="Text_20_body">
      <style:text-properties fo:color="#000000" loext:opacity="100%" style:font-name="Monospace" fo:font-size="9pt" style:font-name-asian="Monospace" style:font-size-asian="9pt" style:font-name-complex="Monospace" style:font-size-complex="9pt"/>
    </style:style>
    <style:style style:name="P35" style:family="paragraph" style:parent-style-name="Text_20_body">
      <style:text-properties officeooo:paragraph-rsid="0032d14d"/>
    </style:style>
    <style:style style:name="P36" style:family="paragraph" style:parent-style-name="Text_20_body">
      <style:text-properties officeooo:rsid="0032e14d" officeooo:paragraph-rsid="0032e14d"/>
    </style:style>
    <style:style style:name="P37" style:family="paragraph" style:parent-style-name="Text_20_body">
      <style:text-properties officeooo:rsid="003466f6" officeooo:paragraph-rsid="003466f6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break-before="page"/>
      <style:text-properties fo:color="#ffffff" loext:opacity="100%"/>
    </style:style>
    <style:style style:name="P44" style:family="paragraph" style:parent-style-name="Heading_20_1">
      <style:text-properties officeooo:rsid="003b1bfb" officeooo:paragraph-rsid="003b1bfb"/>
    </style:style>
    <style:style style:name="P45" style:family="paragraph" style:parent-style-name="Heading_20_1">
      <style:text-properties officeooo:rsid="003b1bfb" officeooo:paragraph-rsid="004fda50"/>
    </style:style>
    <style:style style:name="P46" style:family="paragraph" style:parent-style-name="Heading_20_1">
      <style:text-properties officeooo:rsid="0040009e" officeooo:paragraph-rsid="0040009e"/>
    </style:style>
    <style:style style:name="P47" style:family="paragraph" style:parent-style-name="Heading_20_2">
      <style:text-properties officeooo:paragraph-rsid="003b8f9a"/>
    </style:style>
    <style:style style:name="P48" style:family="paragraph" style:parent-style-name="Heading_20_2">
      <style:paragraph-properties fo:break-before="page"/>
      <style:text-properties officeooo:paragraph-rsid="004ef855"/>
    </style:style>
    <style:style style:name="P49" style:family="paragraph" style:parent-style-name="Heading_20_3">
      <style:text-properties fo:color="#c9211e" loext:opacity="100%" officeooo:paragraph-rsid="0032d14d"/>
    </style:style>
    <style:style style:name="P50" style:family="paragraph" style:parent-style-name="Heading_20_3">
      <style:text-properties officeooo:paragraph-rsid="004fda50"/>
    </style:style>
    <style:style style:name="P51" style:family="paragraph" style:parent-style-name="Heading_20_4">
      <style:text-properties officeooo:paragraph-rsid="0012207d"/>
    </style:style>
    <style:style style:name="P52" style:family="paragraph" style:parent-style-name="Standard">
      <style:text-properties fo:color="#ff3333" loext:opacity="100%" fo:font-size="10pt" officeooo:rsid="003dcc4a" officeooo:paragraph-rsid="003dcc4a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officeooo:rsid="004cad3a" officeooo:paragraph-rsid="004cad3a"/>
    </style:style>
    <style:style style:name="P54" style:family="paragraph" style:parent-style-name="Table_20_Contents">
      <style:paragraph-properties fo:text-align="center" style:justify-single-word="false"/>
      <style:text-properties officeooo:rsid="004ced97" officeooo:paragraph-rsid="004ced97"/>
    </style:style>
    <style:style style:name="P55" style:family="paragraph" style:parent-style-name="Table_20_Contents">
      <style:paragraph-properties fo:text-align="justify" style:justify-single-word="false"/>
      <style:text-properties officeooo:rsid="004ced97" officeooo:paragraph-rsid="004ced97"/>
    </style:style>
    <style:style style:name="P56" style:family="paragraph" style:parent-style-name="Table_20_Contents">
      <style:paragraph-properties fo:text-align="center" style:justify-single-word="false"/>
      <style:text-properties officeooo:rsid="0056b775" officeooo:paragraph-rsid="0056b775"/>
    </style:style>
    <style:style style:name="P57" style:family="paragraph" style:parent-style-name="Text_20_body" style:list-style-name="L2"/>
    <style:style style:name="P58" style:family="paragraph" style:parent-style-name="Text_20_body" style:list-style-name="L3">
      <style:text-properties officeooo:paragraph-rsid="004ef855"/>
    </style:style>
    <style:style style:name="P59" style:family="paragraph" style:parent-style-name="Text_20_body" style:list-style-name="L4">
      <style:text-properties officeooo:paragraph-rsid="002f7ecb"/>
    </style:style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2">
      <style:text-properties officeooo:rsid="004cad3a" officeooo:paragraph-rsid="004cad3a"/>
    </style:style>
    <style:style style:name="P63" style:family="paragraph" style:parent-style-name="Text_20_body" style:list-style-name="L5">
      <style:text-properties officeooo:rsid="004ed1f8" officeooo:paragraph-rsid="004ed1f8"/>
    </style:style>
    <style:style style:name="P64" style:family="paragraph" style:parent-style-name="Text_20_body">
      <style:text-properties officeooo:rsid="004ed1f8" officeooo:paragraph-rsid="004ed1f8"/>
    </style:style>
    <style:style style:name="P65" style:family="paragraph" style:parent-style-name="Text_20_body">
      <style:paragraph-properties fo:padding="0.049cm" fo:border="0.06pt solid #000000" style:shadow="none"/>
      <style:text-properties fo:font-weight="bold" officeooo:rsid="004ef855" officeooo:paragraph-rsid="004ef855" style:font-weight-asian="bold" style:font-weight-complex="bold"/>
    </style:style>
    <style:style style:name="P66" style:family="paragraph" style:parent-style-name="Text_20_body" style:list-style-name="L4">
      <style:text-properties officeooo:rsid="004ef855" officeooo:paragraph-rsid="004fda50"/>
    </style:style>
    <style:style style:name="P67" style:family="paragraph" style:parent-style-name="Text_20_body">
      <style:paragraph-properties fo:text-align="justify" style:justify-single-word="false"/>
      <style:text-properties fo:color="#c9211e" loext:opacity="100%" officeooo:paragraph-rsid="0032d14d"/>
    </style:style>
    <style:style style:name="P68" style:family="paragraph" style:parent-style-name="Text_20_body">
      <style:text-properties fo:color="#c9211e" loext:opacity="100%" officeooo:paragraph-rsid="0043723c"/>
    </style:style>
    <style:style style:name="P69" style:family="paragraph" style:parent-style-name="Text_20_body">
      <style:paragraph-properties fo:padding="0.049cm" fo:border="0.06pt solid #000000" style:shadow="none"/>
      <style:text-properties fo:color="#c9211e" loext:opacity="100%" fo:font-weight="bold" officeooo:paragraph-rsid="0032d14d" style:font-weight-asian="bold" style:font-weight-complex="bold"/>
    </style:style>
    <style:style style:name="P70" style:family="paragraph" style:parent-style-name="Text_20_body">
      <style:text-properties fo:color="#c9211e" loext:opacity="100%"/>
    </style:style>
    <style:style style:name="P71" style:family="paragraph" style:parent-style-name="Text_20_body">
      <style:text-properties fo:color="#c9211e" loext:opacity="100%" fo:language="fr" fo:country="FR" officeooo:rsid="004cad3a" officeooo:paragraph-rsid="004cad3a" fo:background-color="transparent"/>
    </style:style>
    <style:style style:name="P72" style:family="paragraph" style:parent-style-name="Text_20_body">
      <style:text-properties fo:color="#c9211e" loext:opacity="100%" style:font-name="Monospace" fo:font-size="11pt" officeooo:rsid="004fda50" officeooo:paragraph-rsid="004fda50" style:font-name-asian="Monospace" style:font-size-asian="11pt" style:font-name-complex="Monospace" style:font-size-complex="11pt"/>
    </style:style>
    <style:style style:name="P73" style:family="paragraph" style:parent-style-name="Text_20_body" style:list-style-name="L4">
      <style:text-properties fo:color="#c9211e" loext:opacity="100%" officeooo:rsid="0056b775" officeooo:paragraph-rsid="0056b775"/>
    </style:style>
    <style:style style:name="P74" style:family="paragraph" style:parent-style-name="Text_20_body">
      <style:text-properties fo:color="#000000" loext:opacity="100%" style:font-name="Monospace" fo:font-size="11pt" officeooo:rsid="004fda50" officeooo:paragraph-rsid="004fda50" style:font-name-asian="Monospace" style:font-size-asian="11pt" style:font-name-complex="Monospace" style:font-size-complex="11pt"/>
    </style:style>
    <style:style style:name="P75" style:family="paragraph" style:parent-style-name="Text_20_body">
      <style:text-properties fo:color="#000000" loext:opacity="100%" style:font-name="Open Sans1" officeooo:rsid="004fda50" officeooo:paragraph-rsid="004fda50"/>
    </style:style>
    <style:style style:name="P76" style:family="paragraph" style:parent-style-name="Text_20_body">
      <style:text-properties fo:color="#000000" loext:opacity="100%" style:font-name="Open Sans1" officeooo:paragraph-rsid="0050698e"/>
    </style:style>
    <style:style style:name="P77" style:family="paragraph" style:parent-style-name="Text_20_body">
      <style:text-properties officeooo:rsid="003b1bfb" officeooo:paragraph-rsid="004fda50"/>
    </style:style>
    <style:style style:name="P78" style:family="paragraph" style:parent-style-name="Text_20_body">
      <style:text-properties fo:color="#4c4c4c" loext:opacity="100%" style:font-name="Open Sans" fo:font-size="14pt" fo:font-style="italic" style:text-underline-style="none" fo:font-weight="bold" officeooo:rsid="00537aec" officeooo:paragraph-rsid="00537aec" style:font-size-asian="10.5pt"/>
    </style:style>
    <style:style style:name="P79" style:family="paragraph" style:parent-style-name="Text_20_body">
      <style:text-properties style:font-name="Open Sans1" fo:font-size="11pt" officeooo:rsid="0055296e" officeooo:paragraph-rsid="0055296e" style:font-size-asian="11pt" style:font-size-complex="11pt"/>
    </style:style>
    <style:style style:name="P80" style:family="paragraph" style:parent-style-name="Text_20_body">
      <style:text-properties style:font-name="Open Sans1" fo:font-size="11pt" officeooo:paragraph-rsid="0055296e" style:font-size-asian="11pt" style:font-size-complex="11pt"/>
    </style:style>
    <style:style style:name="P81" style:family="paragraph" style:parent-style-name="Text_20_body" style:list-style-name="L3">
      <style:text-properties officeooo:rsid="0055296e" officeooo:paragraph-rsid="0055296e"/>
    </style:style>
    <style:style style:name="P82" style:family="paragraph" style:parent-style-name="Text_20_body">
      <style:text-properties officeooo:rsid="0055296e" officeooo:paragraph-rsid="0055296e"/>
    </style:style>
    <style:style style:name="P83" style:family="paragraph" style:parent-style-name="Text_20_body">
      <style:text-properties officeooo:rsid="0055296e" officeooo:paragraph-rsid="005a1503"/>
    </style:style>
    <style:style style:name="P84" style:family="paragraph" style:parent-style-name="Text_20_body">
      <style:text-properties officeooo:rsid="0054a3e2" officeooo:paragraph-rsid="0054a3e2"/>
    </style:style>
    <style:style style:name="P85" style:family="paragraph" style:parent-style-name="Text_20_body">
      <style:text-properties officeooo:rsid="003b8f9a" officeooo:paragraph-rsid="003b8f9a"/>
    </style:style>
    <style:style style:name="P86" style:family="paragraph" style:parent-style-name="Text_20_body">
      <style:text-properties officeooo:rsid="005736b0" officeooo:paragraph-rsid="005736b0"/>
    </style:style>
    <style:style style:name="P87" style:family="paragraph" style:parent-style-name="Text_20_body">
      <style:text-properties style:use-window-font-color="true" loext:opacity="0%" officeooo:rsid="00537aec" officeooo:paragraph-rsid="00537aec"/>
    </style:style>
    <style:style style:name="P88" style:family="paragraph" style:parent-style-name="Text_20_body">
      <style:text-properties style:use-window-font-color="true" loext:opacity="0%" officeooo:rsid="0058532b" officeooo:paragraph-rsid="0058532b"/>
    </style:style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officeooo:rsid="001b7e3f"/>
    </style:style>
    <style:style style:name="T3" style:family="text">
      <style:text-properties fo:color="#555555" loext:opacity="100%"/>
    </style:style>
    <style:style style:name="T4" style:family="text">
      <style:text-properties fo:color="#96bf3c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c23" style:font-weight-asian="bold" style:font-weight-complex="bold"/>
    </style:style>
    <style:style style:name="T7" style:family="text">
      <style:text-properties fo:font-weight="bold" officeooo:rsid="0043723c" style:font-weight-asian="bold" style:font-weight-complex="bold"/>
    </style:style>
    <style:style style:name="T8" style:family="text">
      <style:text-properties fo:font-weight="bold" officeooo:rsid="004ced97" style:font-weight-asian="bold" style:font-weight-complex="bold"/>
    </style:style>
    <style:style style:name="T9" style:family="text">
      <style:text-properties fo:font-weight="bold" officeooo:rsid="004ed1f8" style:font-weight-asian="bold" style:font-weight-complex="bold"/>
    </style:style>
    <style:style style:name="T10" style:family="text">
      <style:text-properties fo:font-weight="bold" officeooo:rsid="004ef855" style:font-weight-asian="bold" style:font-weight-complex="bold"/>
    </style:style>
    <style:style style:name="T11" style:family="text">
      <style:text-properties officeooo:rsid="00103c23"/>
    </style:style>
    <style:style style:name="T12" style:family="text">
      <style:text-properties officeooo:rsid="002e03b8"/>
    </style:style>
    <style:style style:name="T13" style:family="text">
      <style:text-properties officeooo:rsid="002f6506"/>
    </style:style>
    <style:style style:name="T14" style:family="text">
      <style:text-properties officeooo:rsid="003138d3"/>
    </style:style>
    <style:style style:name="T15" style:family="text">
      <style:text-properties officeooo:rsid="0032d14d"/>
    </style:style>
    <style:style style:name="T16" style:family="text">
      <style:text-properties officeooo:rsid="0032e14d"/>
    </style:style>
    <style:style style:name="T17" style:family="text">
      <style:text-properties officeooo:rsid="003453eb"/>
    </style:style>
    <style:style style:name="T18" style:family="text">
      <style:text-properties officeooo:rsid="003a729b"/>
    </style:style>
    <style:style style:name="T19" style:family="text">
      <style:text-properties officeooo:rsid="003b8f9a"/>
    </style:style>
    <style:style style:name="T20" style:family="text">
      <style:text-properties officeooo:rsid="0040ef49"/>
    </style:style>
    <style:style style:name="T21" style:family="text">
      <style:text-properties officeooo:rsid="0043723c"/>
    </style:style>
    <style:style style:name="T22" style:family="text">
      <style:text-properties fo:language="fr" fo:country="FR"/>
    </style:style>
    <style:style style:name="T23" style:family="text">
      <style:text-properties officeooo:rsid="004cad3a"/>
    </style:style>
    <style:style style:name="T24" style:family="text">
      <style:text-properties officeooo:rsid="004ced97"/>
    </style:style>
    <style:style style:name="T25" style:family="text">
      <style:text-properties officeooo:rsid="004ed1f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4fda50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54a3e2"/>
    </style:style>
    <style:style style:name="T30" style:family="text">
      <style:text-properties fo:font-variant="normal" fo:text-transform="none" fo:letter-spacing="normal" fo:font-style="normal" fo:font-weight="normal" officeooo:rsid="005a1503"/>
    </style:style>
    <style:style style:name="T31" style:family="text">
      <style:text-properties fo:font-variant="normal" fo:text-transform="none" fo:font-size="10.5pt" fo:letter-spacing="normal" fo:font-style="normal" fo:font-weight="normal"/>
    </style:style>
    <style:style style:name="T32" style:family="text">
      <style:text-properties fo:font-variant="normal" fo:text-transform="none" fo:font-size="10.5pt" fo:letter-spacing="normal" fo:font-style="normal" fo:font-weight="normal" officeooo:rsid="0050698e"/>
    </style:style>
    <style:style style:name="T33" style:family="text"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T34" style:family="text">
      <style:text-properties fo:font-variant="normal" fo:text-transform="none" style:font-name="Open Sans1" fo:font-size="11pt" fo:letter-spacing="normal" fo:font-style="normal" fo:font-weight="normal" officeooo:rsid="005a1503" style:font-size-asian="11pt" style:font-size-complex="11pt"/>
    </style:style>
    <style:style style:name="T35" style:family="text">
      <style:text-properties fo:color="#000000" loext:opacity="100%" officeooo:rsid="0054a3e2"/>
    </style:style>
    <style:style style:name="T36" style:family="text">
      <style:text-properties officeooo:rsid="0056b775"/>
    </style:style>
    <style:style style:name="T37" style:family="text">
      <style:text-properties officeooo:rsid="005736b0"/>
    </style:style>
    <style:style style:name="T38" style:family="text">
      <style:text-properties officeooo:rsid="0058532b"/>
    </style:style>
    <style:style style:name="T39" style:family="text">
      <style:text-properties fo:color="#ff0000" loext:opacity="100%"/>
    </style:style>
    <style:style style:name="T40" style:family="text">
      <style:text-properties fo:color="#ff0000" loext:opacity="100%" officeooo:rsid="0058532b"/>
    </style:style>
    <style:style style:name="T41" style:family="text">
      <style:text-properties officeooo:rsid="005a1503"/>
    </style:style>
    <style:style style:name="T42" style:family="text">
      <style:text-properties officeooo:rsid="005aa93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5"><text:user-defined style:data-style-name="N0" text:name="Auteur">Rémi TAUVEL</text:user-defined></text:p>
            <text:p text:style-name="P25"/>
            <text:p text:style-name="P25"><text:user-defined style:data-style-name="N0" text:name="Projet">Système de gestion de groupe de pizzerias</text:user-defined></text:p>
            <text:p text:style-name="P21"/>
            <text:p text:style-name="P24"><text:title>Dossier d'exploitation</text:title></text:p>
            <text:p text:style-name="P21"/>
            <text:p text:style-name="P21">Version <text:user-defined style:data-style-name="N0" text:name="Version">0.1</text:user-defined></text:p>
          </table:table-cell>
        </table:table-row>
        <table:table-row table:style-name="Tableau12.2">
          <table:table-cell table:style-name="Tableau12.A1" office:value-type="string">
            <text:p text:style-name="P27">Auteur</text:p>
            <text:p text:style-name="P11"><text:user-defined style:data-style-name="N0" text:name="Auteur">Rémi TAUVEL</text:user-defined></text:p>
            <text:p text:style-name="P26"><text:user-defined style:data-style-name="N0" text:name="Auteur_Role">Développeur</text:user-defined></text:p>
          </table:table-cell>
        </table:table-row>
      </table:table>
      <text:p text:style-name="P52"/>
      <text:p text:style-name="P29"/>
      <text:p text:style-name="P3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1 -Versions<text:tab/>4</text:p>
          <text:p text:style-name="P40">2 -Introduction<text:tab/>5</text:p>
          <text:p text:style-name="P41">2.1 -Objet du document<text:tab/>5</text:p>
          <text:p text:style-name="P41">2.2 -Références<text:tab/>5</text:p>
          <text:p text:style-name="P40">3 -Pré-requis<text:tab/>6</text:p>
          <text:p text:style-name="P41">3.1 -Système<text:tab/>6</text:p>
          <text:p text:style-name="P39">3.1.1 -Serveur de Base de données<text:tab/>6</text:p>
          <text:p text:style-name="P42">3.1.1.1 -Caractéristiques techniques<text:tab/>6</text:p>
          <text:p text:style-name="P39">3.1.2 -Serveur Web<text:tab/>6</text:p>
          <text:p text:style-name="P42">3.1.2.1 -Caractéristiques techniques<text:tab/>6</text:p>
          <text:p text:style-name="P39">3.1.3 -Serveur de Batches<text:tab/>6</text:p>
          <text:p text:style-name="P39">3.1.4 -Serveur de Fichiers<text:tab/>6</text:p>
          <text:p text:style-name="P41">3.2 -Bases de données<text:tab/>6</text:p>
          <text:p text:style-name="P41">3.3 -Web-services<text:tab/>6</text:p>
          <text:p text:style-name="P41">3.4 -Autres Ressources<text:tab/>6</text:p>
          <text:p text:style-name="P40">4 -Procédure de déploiement<text:tab/>7</text:p>
          <text:p text:style-name="P41">4.1 -Déploiement des Batches<text:tab/>7</text:p>
          <text:p text:style-name="P39">4.1.1 -Artefacts<text:tab/>7</text:p>
          <text:p text:style-name="P39">4.1.2 -Variables d'environnement<text:tab/>7</text:p>
          <text:p text:style-name="P39">4.1.3 -Configuration<text:tab/>7</text:p>
          <text:p text:style-name="P42">4.1.3.1 -Fichier xxx.yyy<text:tab/>8</text:p>
          <text:p text:style-name="P42">4.1.3.2 -Fichier zzz.ttt<text:tab/>8</text:p>
          <text:p text:style-name="P42">4.1.3.3 -Fichier ...<text:tab/>8</text:p>
          <text:p text:style-name="P39">4.1.4 -Ressources<text:tab/>8</text:p>
          <text:p text:style-name="P39">4.1.5 -Vérifications<text:tab/>8</text:p>
          <text:p text:style-name="P41">4.2 -Déploiement de l'Application Web<text:tab/>9</text:p>
          <text:p text:style-name="P39">4.2.1 -Artefacts<text:tab/>9</text:p>
          <text:p text:style-name="P39">4.2.2 -Environnement de l’application web<text:tab/>9</text:p>
          <text:p text:style-name="P42">4.2.2.1 -Variables d’environnement<text:tab/>9</text:p>
          <text:p text:style-name="P39">4.2.3 -Répertoire de configuration applicatif<text:tab/>9</text:p>
          <text:p text:style-name="P42">4.2.3.1 -Fichier xxx.yyy<text:tab/>9</text:p>
          <text:p text:style-name="P39">4.2.4 -DataSources<text:tab/>9</text:p>
          <text:p text:style-name="P39">4.2.5 -Ressources<text:tab/>10</text:p>
          <text:p text:style-name="P39">4.2.6 -Vérifications<text:tab/>10</text:p>
          <text:p text:style-name="P40">5 -Procédure de démarrage / arrêt<text:tab/>11</text:p>
          <text:p text:style-name="P41">5.1 -Base de données<text:tab/>11</text:p>
          <text:p text:style-name="P41">5.2 -Batches<text:tab/>11</text:p>
          <text:p text:style-name="P41">5.3 -Application web<text:tab/>11</text:p>
          <text:p text:style-name="P40">6 -Procédure de mise à jour<text:tab/>12</text:p>
          <text:p text:style-name="P41">6.1 -Base de données<text:tab/>12</text:p>
          <text:p text:style-name="P41">6.2 -Batches<text:tab/>12</text:p>
          <text:p text:style-name="P41">6.3 -Application web<text:tab/>12</text:p>
          <text:p text:style-name="P40">7 -Supervision/Monitoring<text:tab/>13</text:p>
          <text:p text:style-name="P41">7.1 -Supervision de l’application web<text:tab/>13</text:p>
          <text:p text:style-name="P40">8 -Procédure de sauvegarde et restauration<text:tab/>14</text:p>
          <text:p text:style-name="P40">9 -Glossaire<text:tab/>15</text:p>
        </text:index-body>
      </text:table-of-content>
      <text:p text:style-name="P17"/>
      <text:p text:style-name="P17"/>
      <text:h text:style-name="P43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3">Auteur</text:p>
          </table:table-cell>
          <table:table-cell table:style-name="Tableau7.A1" office:value-type="string">
            <text:p text:style-name="P23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3">Version</text:p>
          </table:table-cell>
        </table:table-row>
        <table:table-row table:style-name="Tableau7.2">
          <table:table-cell table:style-name="Tableau7.A2" office:value-type="string">
            <text:p text:style-name="P53">Rémi TAUVEL</text:p>
          </table:table-cell>
          <table:table-cell table:style-name="Tableau7.B2" office:value-type="string">
            <text:p text:style-name="P22"><text:span text:style-name="T23">08</text:span>/<text:span text:style-name="T23">01</text:span>/<text:span text:style-name="T23">2021</text:span></text:p>
          </table:table-cell>
          <table:table-cell table:style-name="Tableau7.C2" office:value-type="string">
            <text:p text:style-name="Table_20_Contents">Création du document <text:span text:style-name="T23">+ info “template”</text:span></text:p>
          </table:table-cell>
          <table:table-cell table:style-name="Tableau7.D2" office:value-type="string">
            <text:p text:style-name="P53">0,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3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3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4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4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32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2">dossier d’exploitation </text:span>de l'application <text:span text:style-name="T11">XXX…</text:span></text:p>
      <text:p text:style-name="P36">Objectif du document...</text:p>
      <text:h text:style-name="Heading_20_2" text:outline-level="2">Références</text:h>
      <text:p text:style-name="Text_20_body">Pour de plus amples informations, se référer :</text:p>
      <text:list xml:id="list2135450080" text:style-name="L2">
        <text:list-item>
          <text:p text:style-name="P57"><text:span text:style-name="T5">D</text:span><text:span text:style-name="T6">C</text:span><text:span text:style-name="T5">T - </text:span><text:span text:style-name="T6">Xxx</text:span> : Dossier de <text:span text:style-name="T11">conception</text:span> technique de l'application</text:p>
        </text:list-item>
        <text:list-item>
          <text:p text:style-name="P62">DCF – Yyy : Dossier de conception fonctionnelle</text:p>
        </text:list-item>
        <text:list-item>
          <text:p text:style-name="P62">PVL – Zzz : Procès verbal de livraison </text:p>
        </text:list-item>
      </text:list>
      <text:h text:style-name="P44" text:outline-level="1">Pré-requis</text:h>
      <text:h text:style-name="Heading_20_2" text:outline-level="2">Système</text:h>
      <text:h text:style-name="Heading_20_3" text:outline-level="3">Serveur de Base de données</text:h>
      <text:p text:style-name="P33">Serveur de base de données hébergeant l<text:span text:style-name="T16">e schéma</text:span> <text:span text:style-name="T27">Pizzeria</text:span></text:p>
      <text:h text:style-name="Heading_20_4" text:outline-level="4">Caractéristiques techniques</text:h>
      <text:p text:style-name="P71">?</text:p>
      <text:h text:style-name="Heading_20_3" text:outline-level="3">Serveur Web</text:h>
      <text:p text:style-name="P33">Serveur physique ou virtuel hébergeant l'application web.</text:p>
      <text:h text:style-name="P51" text:outline-level="4"><text:span text:style-name="T22">Caractéristiques techniques</text:span></text:h>
      <text:h text:style-name="Heading_20_2" text:outline-level="2">Bases de données</text:h>
      <text:p text:style-name="Text_20_body">Les bases de données et schémas suivants doivent être accessibles et à jour :</text:p>
      <text:list xml:id="list249940242" text:style-name="L3">
        <text:list-item>
          <text:p text:style-name="P58"><text:span text:style-name="T8">Postgresql</text:span><text:span text:style-name="T5"> :</text:span> <text:span text:style-name="T13">version </text:span><text:span text:style-name="T24">13.4</text:span></text:p>
        </text:list-item>
        <text:list-item>
          <text:p text:style-name="P81">schema: Pizzeria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3473584518" text:style-name="L4">
        <text:list-item>
          <text:p text:style-name="P59"><text:span text:style-name="T8">nginx</text:span><text:span text:style-name="T5"> :</text:span> <text:span text:style-name="T13">version </text:span><text:span text:style-name="T24">1.20.2-1</text:span></text:p>
        </text:list-item>
        <text:list-item>
          <text:p text:style-name="P66"><text:span text:style-name="T5">gunicorn</text:span>: version 20.1.0</text:p>
        </text:list-item>
        <text:list-item>
          <text:p text:style-name="P73">supervisor</text:p>
        </text:list-item>
      </text:list>
      <text:h text:style-name="Heading_20_2" text:outline-level="2"><text:span text:style-name="T15">Autres </text:span>Ressource<text:span text:style-name="T15">s</text:span></text:h>
      <text:p text:style-name="P74">Lien vers les Documentations des différents logiciels nécessaires:</text:p>
      <text:p text:style-name="P72">postgresql</text:p>
      <text:p text:style-name="P72">nginx</text:p>
      <text:p text:style-name="P72">gunicorn</text:p>
      <text:p text:style-name="P72"><text:span text:style-name="T37">su</text:span>pervisor</text:p>
      <text:p text:style-name="P34"/>
      <text:h text:style-name="P45" text:outline-level="1"><text:s/>Procédure de déploiement</text:h>
      <text:h text:style-name="P48" text:outline-level="2">Déploiement de l'Application Web</text:h>
      <text:h text:style-name="Heading_20_3" text:outline-level="3">Artefacts</text:h>
      <text:p text:style-name="Text_20_body">Les batches de <text:span text:style-name="T16">l’application </text:span><text:span text:style-name="T25">PizzaManager</text:span> sont construits sous la forme d'une archive ZIP contenant les répertoires :</text:p>
      <text:list xml:id="list4017389915" text:style-name="L5">
        <text:list-item>
          <text:p text:style-name="P60"><text:span text:style-name="T9">PizzaManager</text:span> : <text:span text:style-name="T25">les fichiers de l’application globale</text:span></text:p>
        </text:list-item>
        <text:list-item>
          <text:p text:style-name="P60"><text:span text:style-name="T9">User</text:span> : <text:span text:style-name="T25">les fichiers applicatifs en lien avec les utilisateurs, leurs droits d’accès</text:span></text:p>
        </text:list-item>
        <text:list-item>
          <text:p text:style-name="P63"><text:span text:style-name="T5">Pizzeria: </text:span><text:span text:style-name="T26">les fichiers applicatifs en lien avec les restaurants, la gestion des stocks</text:span></text:p>
        </text:list-item>
        <text:list-item>
          <text:p text:style-name="P60"><text:span text:style-name="T9">Orders</text:span>: <text:span text:style-name="T25">les fichiers à propos des commandes, et du suivi de livraison</text:span></text:p>
        </text:list-item>
      </text:list>
      <text:p text:style-name="Text_20_body"/>
      <text:p text:style-name="Text_20_body"><text:span text:style-name="T17">Extraire l</text:span>'archive <text:span text:style-name="T9">PizzaManager</text:span><text:span text:style-name="T5">.zip</text:span> dans le répertoire :</text:p>
      <text:p text:style-name="P65">~</text:p>
      <text:p text:style-name="Text_20_body"><text:span text:style-name="T17">Positionner l</text:span>es droits d'exécution sur les scripts SH de lancement des batches.</text:p>
      <text:p text:style-name="P64">Chmod 700 fichier</text:p>
      <text:h text:style-name="Heading_20_3" text:outline-level="3">Variables d'environnement</text:h>
      <text:p text:style-name="P35">Voici les variables d'environnement reconnues par les batches de <text:span text:style-name="T14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983056165344">
          <table:table-cell table:style-name="Tableau2.A1" office:value-type="string">
            <text:p text:style-name="P23">Nom</text:p>
          </table:table-cell>
          <table:table-cell table:style-name="Tableau2.A1" office:value-type="string">
            <text:p text:style-name="P23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 table:style-name="TableLine93983055025552">
          <table:table-cell table:style-name="Tableau2.A2" office:value-type="string">
            <text:p text:style-name="P54">SECRET_KEY</text:p>
          </table:table-cell>
          <table:table-cell table:style-name="Tableau2.B2" office:value-type="string">
            <text:p text:style-name="P54">Oui</text:p>
          </table:table-cell>
          <table:table-cell table:style-name="Tableau2.C2" office:value-type="string">
            <text:p text:style-name="P55">Clé secrète</text:p>
          </table:table-cell>
        </table:table-row>
        <table:table-row table:style-name="TableLine93983055025552">
          <table:table-cell table:style-name="Tableau2.A3" office:value-type="string">
            <text:p text:style-name="P54">ENV</text:p>
          </table:table-cell>
          <table:table-cell table:style-name="Tableau2.B3" office:value-type="string">
            <text:p text:style-name="P54">Oui</text:p>
          </table:table-cell>
          <table:table-cell table:style-name="Tableau2.C3" office:value-type="string">
            <text:p text:style-name="P55">Doit être fixée à ‘production’ pour un serveur de production, ou ‘development’ si serveur de développement (désactivation d’outils de débugguage compromettant la sécurité du système et ralentissant le site) </text:p>
          </table:table-cell>
        </table:table-row>
        <table:table-row table:style-name="TableLine93983055025552">
          <table:table-cell table:style-name="Tableau2.A4" office:value-type="string">
            <text:p text:style-name="P56">DJANGO_SETTINGS_MODULE</text:p>
          </table:table-cell>
          <table:table-cell table:style-name="Tableau2.B4" office:value-type="string">
            <text:p text:style-name="P56">Oui</text:p>
          </table:table-cell>
          <table:table-cell table:style-name="Tableau2.C4" office:value-type="string">
            <text:p text:style-name="P55"><text:span text:style-name="T36">PizzaManager</text:span>.settings.<text:span text:style-name="T36">production</text:span></text:p>
          </table:table-cell>
        </table:table-row>
      </table:table>
      <text:p text:style-name="P35"/>
      <text:p text:style-name="P37">Définissez les variables d’environnement nécessaires <text:span text:style-name="T18">comme ceci...</text:span></text:p>
      <text:p text:style-name="P37">MY_VAR= ‘<text:span text:style-name="T25">my_value’</text:span></text:p>
      <text:h text:style-name="Heading_20_3" text:outline-level="3">Configuration</text:h>
      <text:p text:style-name="Text_20_body">Voici les différents fichiers de configuration :</text:p>
      <text:list xml:id="list1366205058" text:style-name="L6">
        <text:list-item>
          <text:p text:style-name="P61"><text:span text:style-name="T8">settings.py</text:span> : fichier de configuration de <text:span text:style-name="T24">l’application</text:span></text:p>
        </text:list-item>
      </text:list>
      <text:p text:style-name="Text_20_body"/>
      <text:h text:style-name="P50" text:outline-level="3">Vérifications</text:h>
      <text:p text:style-name="P77">Afin de vérifier le bon déploiement des batches, faire ceci…</text:p>
      <text:p text:style-name="P78"><text:soft-page-break/></text:p>
      <text:h text:style-name="P49" text:outline-level="3">Data<text:span text:style-name="T21">S</text:span>ources</text:h>
      <text:p text:style-name="P67">Les accès aux bases de données doivent se configurer à l'aide des fichiers…</text:p>
      <text:p text:style-name="P67"/>
      <text:p text:style-name="P68">Le fichier de drivers <text:span text:style-name="T7">postgresql</text:span><text:span text:style-name="T5"> (</text:span><text:span text:style-name="T7">postgresql</text:span><text:span text:style-name="T5">-</text:span><text:span text:style-name="T10">10.14</text:span><text:span text:style-name="T5">)</text:span> doit être déposé dans le répertoire :</text:p>
      <text:p text:style-name="P69">$home_<text:span text:style-name="T21">server</text:span>/lib/ext</text:p>
      <text:p text:style-name="P70">...</text:p>
      <text:h text:style-name="P46" text:outline-level="1">Procédure de démarrage / arrêt</text:h>
      <text:h text:style-name="Heading_20_2" text:outline-level="2">Base de données</text:h>
      <text:p text:style-name="P75"><text:span text:style-name="T32">Démarrage: sudo </text:span><text:span text:style-name="T31">systemctl start </text:span><text:span text:style-name="T32">postgresql</text:span></text:p>
      <text:p text:style-name="P76"><text:span text:style-name="T32">arrêt: sudo systemctl stop postgresql</text:span></text:p>
      <text:h text:style-name="Heading_20_2" text:outline-level="2">Application web</text:h>
      <text:p text:style-name="P80"><text:span text:style-name="T35">Démarrage:</text:span></text:p>
      <text:p text:style-name="P80"><text:span text:style-name="T30">serveur $&gt; </text:span><text:span text:style-name="T28">sudo </text:span><text:span text:style-name="T29">systemctl start</text:span><text:span text:style-name="T28"> nginx</text:span></text:p>
      <text:p text:style-name="P79"><text:span text:style-name="T30">serveur $&gt; </text:span><text:span text:style-name="T28">gunicorn PizzaManager.wsgi: application</text:span></text:p>
      <text:p text:style-name="P84"><text:span text:style-name="T33">Arrêt: sudo systemctl stop nginx</text:span></text:p>
      <text:h text:style-name="Heading_20_1" text:outline-level="1">Procédure de mise à jour</text:h>
      <text:h text:style-name="Heading_20_2" text:outline-level="2"><text:span text:style-name="T20">B</text:span>ase de données</text:h>
      <text:p text:style-name="P83"><text:span text:style-name="T41">Serveur $&gt; </text:span><text:span text:style-name="T42">su</text:span>do systemctl stop nginx</text:p>
      <text:p text:style-name="P82"><text:span text:style-name="T41">serveur $&gt; </text:span>./manage.py makemigrations</text:p>
      <text:p text:style-name="P82"><text:span text:style-name="T41">serveur $&gt; </text:span>/.manage.py migrate</text:p>
      <text:p text:style-name="P83"><text:span text:style-name="T41">serveur $&gt; </text:span>sudo systemctl start nginx</text:p>
      <text:h text:style-name="Heading_20_2" text:outline-level="2"><text:span text:style-name="T20">A</text:span>pplication web</text:h>
      <text:p text:style-name="Text_20_body"/>
      <text:h text:style-name="Heading_20_1" text:outline-level="1"><text:span text:style-name="T19">Supervision</text:span>/Monitoring</text:h>
      <text:h text:style-name="P47" text:outline-level="2"><text:span text:style-name="T19">Supervision</text:span> de l’application web</text:h>
      <text:p text:style-name="P85">Afin de tester que l’application web est toujours fonctionnelles, faire ceci…</text:p>
      <text:p text:style-name="P86"><text:span text:style-name="T39">Travis </text:span><text:span text:style-name="T40">CI</text:span><text:span text:style-name="T39"> ?</text:span></text:p>
      <text:h text:style-name="Heading_20_1" text:outline-level="1">Procédure de sauvegarde <text:span text:style-name="T19">et restauration</text:span></text:h>
      <text:p text:style-name="P88"/>
      <text:p text:style-name="P88">Sauvegarde:</text:p>
      <text:p text:style-name="P87"><text:span text:style-name="T41">serveur $&gt; </text:span><text:span text:style-name="T38">python </text:span>manage.py dumpdata &gt; <text:span text:style-name="T38">dumps</text:span>.json</text:p>
      <text:p text:style-name="P87"/>
      <text:p text:style-name="P87"><text:span text:style-name="T41">serveur $&gt; </text:span><text:span text:style-name="T38">python </text:span>manage.py loaddata store/dumps/store.json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 table:style-name="TableLine93983056216128">
          <table:table-cell table:style-name="Tableau1.A1" office:value-type="string">
            <text:p text:style-name="P28"/>
          </table:table-cell>
          <table:table-cell table:style-name="Tableau1.B1" office:value-type="string">
            <text:p text:style-name="P30"/>
          </table:table-cell>
        </table:table-row>
        <table:table-row table:style-name="TableLine93983056216976"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3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adornments="Gras" style:font-family-generic="swiss" style:font-pitch="variable"/>
    <style:font-face style:name="DejaVu Sans2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Italique" style:font-family-generic="swiss" style:font-pitch="variable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 Sans1" svg:font-family="'Open Sans'" style:font-family-generic="swiss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8" style:family="paragraph" style:parent-style-name="Table_20_Contents">
      <style:text-properties style:font-name="DejaVu Sans2" fo:font-size="10pt" style:font-size-asian="10pt" style:font-size-complex="10pt"/>
    </style:style>
    <style:style style:name="M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officeooo:rsid="001b7e3f"/>
    </style:style>
    <style:style style:name="MT3" style:family="text">
      <style:text-properties fo:color="#555555" loext:opacity="100%"/>
    </style:style>
    <style:style style:name="MT4" style:family="text">
      <style:text-properties fo:color="#96bf3c" loext:opacity="100%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93983055594880">
            <table:table-cell table:style-name="Tableau6.A1" office:value-type="string">
              <text:p text:style-name="MP4"><text:user-defined style:data-style-name="N0" text:name="Entreprise">OC ESN</text:user-defined></text:p>
            </table:table-cell>
            <table:table-cell table:style-name="Tableau6.B1" office:value-type="string">
              <text:p text:style-name="MP5"><text:user-defined style:data-style-name="N0" text:name="Client">OC Pizza</text:user-defined></text:p>
              <text:p text:style-name="MP6"><text:user-defined style:data-style-name="N0" text:name="Projet">Système de gestion de groupe de pizzerias</text:user-defined></text:p>
              <text:p text:style-name="MP7"><text:title>Dossier d'exploitation</text:title></text:p>
            </table:table-cell>
            <table:table-cell table:style-name="Tableau6.C1" office:value-type="string">
              <text:p text:style-name="MP8">Version : <text:user-defined style:data-style-name="N0" text:name="Version">0.1</text:user-defined></text:p>
              <text:p text:style-name="MP8">Date : <text:user-defined style:data-style-name="N36" text:name="Version_Date">09/01/2022</text:user-defined></text:p>
              <text:p text:style-name="MP8">Page : <text:page-number text:select-page="current">13</text:page-number><text:s/>/ <text:page-count>13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93983055598080">
            <table:table-cell table:style-name="Tableau4.A1" office:value-type="string">
              <text:p text:style-name="MP9">&lt;LogoClient&gt;</text:p>
            </table:table-cell>
            <table:table-cell table:style-name="Tableau4.A1" office:value-type="string">
              <text:p text:style-name="MP10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Auteur">Rémi TAUVEL</text:user-defined></text:p>
            </table:table-cell>
            <table:table-cell table:style-name="Tableau5.A1" office:value-type="string">
              <text:p text:style-name="MP12"><text:span text:style-name="MT1"/></text:p>
            </table:table-cell>
          </table:table-row>
          <table:table-row table:style-name="Tableau5.2">
            <table:table-cell table:style-name="Tableau5.A1" office:value-type="string">
              <text:p text:style-name="MP13"/>
            </table:table-cell>
            <table:table-cell table:style-name="Tableau5.A1" office:value-type="string">
              <text:p text:style-name="MP14">S.A.R.L. au capital de 1 000,00 € enregistrée au RCS de <text:span text:style-name="MT2">Xxxx – </text:span>SIREN <text:span text:style-name="MT2">999</text:span> <text:span text:style-name="MT2">999</text:span> <text:span text:style-name="MT2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93983055793856">
            <table:table-cell table:style-name="Tableau9.A1" office:value-type="string">
              <text:p text:style-name="MP15"><text:span text:style-name="MT3">open</text:span><text:span text:style-name="MT4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3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4T14:29:45.355181548</meta:creation-date>
    <meta:editing-duration>P0D</meta:editing-duration>
    <meta:editing-cycles>1</meta:editing-cycles>
    <meta:generator>LibreOffice/7.2.4.1$Linux_X86_64 LibreOffice_project/20$Build-1</meta:generator>
    <dc:title>Dossier d'exploitation</dc:title>
    <meta:document-statistic meta:table-count="8" meta:image-count="0" meta:object-count="0" meta:page-count="13" meta:paragraph-count="176" meta:word-count="808" meta:character-count="5128" meta:non-whitespace-character-count="4531"/>
    <meta:user-defined meta:name="Auteur">Rémi TAUVEL</meta:user-defined>
    <meta:user-defined meta:name="Auteur_Role">Développeur</meta:user-defined>
    <meta:user-defined meta:name="Client">OC Pizza</meta:user-defined>
    <meta:user-defined meta:name="Entreprise">OC ESN</meta:user-defined>
    <meta:user-defined meta:name="Projet" meta:value-type="string">Système de gestion de groupe de pizzerias</meta:user-defined>
    <meta:user-defined meta:name="Version" meta:value-type="string">0.1</meta:user-defined>
    <meta:user-defined meta:name="Version_Date" meta:value-type="date">2022-01-09</meta:user-defined>
  </office:meta>
</office:document-meta>
</file>